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f99" officeooo:paragraph-rsid="0004d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 for another brun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0:36:15.297670334</meta:creation-date>
    <dc:date>2021-01-15T10:36:56.601425997</dc:date>
    <meta:editing-duration>PT42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6.4.6.2$Linux_X86_64 LibreOffice_project/40$Build-2</meta:generator>
  </office:meta>
</office:document-meta>
</file>